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fo:min-height="21.003cm"/>
    </style:style>
    <style:style style:name="P1" style:family="paragraph">
      <style:paragraph-properties fo:margin-left="0cm" fo:margin-right="0cm" fo:line-height="150%" fo:text-indent="0cm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style:style style:name="T2" style:family="text">
      <style:text-properties fo:color="#ffffff" fo:font-family="'Arial Black'" style:font-family-generic="swiss" style:font-pitch="variable" fo:font-size="60pt" style:text-underline-style="solid" style:text-underline-width="auto" style:text-underline-color="font-color" fo:font-weight="bold"/>
    </style:style>
    <style:style style:name="T3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O Stwo</text:span><text:span text:style-name="T2">rzy</text:span><text:span text:style-name="T1">ciel</text:span><text:span text:style-name="T2">u</text:span><text:span text:style-name="T1"><text:line-break/></text:span><text:span text:style-name="T1">Duchu, przyjdź</text:span><text:span text:style-name="T1"><text:line-break/></text:span><text:span text:style-name="T1">nawiedź dusz </text:span><text:span text:style-name="T1"><text:line-break/></text:span><text:span text:style-name="T1">wiern</text:span><text:span text:style-name="T2">ych</text:span><text:span text:style-name="T1"> Tobie krą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</text:span><text:span text:style-name="T2">bie</text:span><text:span text:style-name="T1">ską </text:span><text:span text:style-name="T1"><text:line-break/></text:span><text:span text:style-name="T2">ła</text:span><text:span text:style-name="T1">skę zesłać racz</text:span><text:span text:style-name="T1"><text:line-break/></text:span><text:span text:style-name="T2">se</text:span><text:span text:style-name="T1">rcom, </text:span><text:span text:style-name="T2">co</text:span><text:span text:style-name="T1"> dzie</text:span><text:span text:style-name="T2">łem</text:span><text:span text:style-name="T1"><text:line-break/></text:span><text:span text:style-name="T1">są Twych rą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Pocie</text:span><text:span text:style-name="T2">szy</text:span><text:span text:style-name="T1">cie</text:span><text:span text:style-name="T2">lem</text:span><text:span text:style-name="T1"> jesteś zwan</text:span><text:span text:style-name="T1"><text:line-break/></text:span><text:span text:style-name="T1">i Najwyższe</text:span><text:span text:style-name="T2">go</text:span><text:span text:style-name="T2"><text:line-break/></text:span><text:span text:style-name="T1">Boga Dar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yś </text:span><text:span text:style-name="T2">Na</text:span><text:span text:style-name="T1">m</text:span><text:span text:style-name="T2">a</text:span><text:span text:style-name="T1">sz</text:span><text:span text:style-name="T2">cze</text:span><text:span text:style-name="T1">ni</text:span><text:span text:style-name="T2">em</text:span><text:span text:style-name="T1"><text:line-break/></text:span><text:span text:style-name="T1">naszych dusz,</text:span><text:span text:style-name="T1"><text:line-break/></text:span><text:span text:style-name="T1">Zdr</text:span><text:span text:style-name="T2">ój</text:span><text:span text:style-name="T1"> Ży</text:span><text:span text:style-name="T2">wy</text:span><text:span text:style-name="T1">,</text:span><text:span text:style-name="T1"><text:line-break/></text:span><text:span text:style-name="T1">Mił</text:span><text:span text:style-name="T2">ość</text:span><text:span text:style-name="T1">, Ognia Ż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Ty darz</text:span><text:span text:style-name="T2">ysz</text:span><text:span text:style-name="T1"> łask</text:span><text:span text:style-name="T2">ą</text:span><text:span text:style-name="T1"><text:line-break/></text:span><text:span text:style-name="T1">siedmiokroć,</text:span><text:span text:style-name="T1"><text:line-break/></text:span><text:span text:style-name="T1">bo Moc z prawicy </text:span><text:span text:style-name="T1"><text:line-break/></text:span><text:span text:style-name="T1">Ojca masz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ez </text:span><text:span text:style-name="T2">O</text:span><text:span text:style-name="T1">jc</text:span><text:span text:style-name="T2">a</text:span><text:span text:style-name="T1"><text:line-break/></text:span><text:span text:style-name="T2">obie</text:span><text:span text:style-name="T1">cany nam,</text:span><text:span text:style-name="T1"><text:line-break/></text:span><text:span text:style-name="T2">mo</text:span><text:span text:style-name="T1">wą wz</text:span><text:span text:style-name="T2">bo</text:span><text:span text:style-name="T1">gac</text:span><text:span text:style-name="T2">asz</text:span><text:span text:style-name="T1"> język nas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Światłem</text:span><text:span text:style-name="T1"><text:line-break/></text:span><text:span text:style-name="T2">ro</text:span><text:span text:style-name="T1">zjaś</text:span><text:span text:style-name="T2">nij</text:span><text:span text:style-name="T1"> naszą myśl,</text:span><text:span text:style-name="T1"><text:line-break/></text:span><text:span text:style-name="T1">w serca nam</text:span><text:span text:style-name="T1"><text:line-break/></text:span><text:span text:style-name="T1">mił</text:span><text:span text:style-name="T2">ość</text:span><text:span text:style-name="T1"> świętą wlej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i w</text:span><text:span text:style-name="T2">ą</text:span><text:span text:style-name="T1">tł</text:span><text:span text:style-name="T2">ą</text:span><text:span text:style-name="T1"> sł</text:span><text:span text:style-name="T2">a</text:span><text:span text:style-name="T1">b</text:span><text:span text:style-name="T2">o</text:span><text:span text:style-name="T1">ść </text:span><text:span text:style-name="T1"><text:line-break/></text:span><text:span text:style-name="T1">naszych ciał</text:span><text:span text:style-name="T1"><text:line-break/></text:span><text:span text:style-name="T1">p</text:span><text:span text:style-name="T2">o</text:span><text:span text:style-name="T1">krzep st</text:span><text:span text:style-name="T2">a</text:span><text:span text:style-name="T1">łości</text:span><text:span text:style-name="T2">ą</text:span><text:span text:style-name="T1"> </text:span><text:span text:style-name="T1"><text:line-break/></text:span><text:span text:style-name="T1">Mocy Sw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5. Nieprzy</text:span><text:span text:style-name="T2">ja</text:span><text:span text:style-name="T1">ciel</text:span><text:span text:style-name="T2">a</text:span><text:span text:style-name="T1"> odpędź w dal</text:span><text:span text:style-name="T1"><text:line-break/></text:span><text:span text:style-name="T1">i Twym poko</text:span><text:span text:style-name="T2">jem</text:span><text:span text:style-name="T2"><text:line-break/></text:span><text:span text:style-name="T1">obdarz wra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ch w dr</text:span><text:span text:style-name="T2">o</text:span><text:span text:style-name="T1">dz</text:span><text:span text:style-name="T2">e</text:span><text:span text:style-name="T1"><text:line-break/></text:span><text:span text:style-name="T1">za przewodem Twym</text:span><text:span text:style-name="T1"><text:line-break/></text:span><text:span text:style-name="T2">mi</text:span><text:span text:style-name="T1">niem</text:span><text:span text:style-name="T2">y</text:span><text:span text:style-name="T1"> zło, </text:span><text:span text:style-name="T1"><text:line-break/></text:span><text:span text:style-name="T2">co</text:span><text:span text:style-name="T1"> kusi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003cm" svg:x="-0.001cm" svg:y="-0.003cm" presentation:class="title" presentation:user-transformed="true">
          <draw:text-box>
            <text:p text:style-name="P1"><text:span text:style-name="T1">6. Daj nam prz</text:span><text:span text:style-name="T2">e</text:span><text:span text:style-name="T1">z </text:span><text:span text:style-name="T1"><text:line-break/></text:span><text:span text:style-name="T1">Ciebi</text:span><text:span text:style-name="T2">e</text:span><text:span text:style-name="T1"> Ojca znać,</text:span><text:span text:style-name="T1"><text:line-break/></text:span><text:span text:style-name="T1">daj, by i Syn </text:span><text:span text:style-name="T1"><text:line-break/></text:span><text:span text:style-name="T1">p</text:span><text:span text:style-name="T2">o</text:span><text:span text:style-name="T1">znany był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003cm" svg:x="-0.001cm" svg:y="-0.003cm" presentation:class="title" presentation:user-transformed="true">
          <draw:text-box>
            <text:p text:style-name="P1"><text:span text:style-name="T1">i Ci</text:span><text:span text:style-name="T2">e</text:span><text:span text:style-name="T1">bi</text:span><text:span text:style-name="T2">e</text:span><text:span text:style-name="T1">, J</text:span><text:span text:style-name="T2">e</text:span><text:span text:style-name="T1">dn</text:span><text:span text:style-name="T2">o</text:span><text:span text:style-name="T1"> Tchnienie Dwóch,</text:span><text:span text:style-name="T1"><text:line-break/></text:span><text:span text:style-name="T1">ni</text:span><text:span text:style-name="T2">e</text:span><text:span text:style-name="T1">ch wyzn</text:span><text:span text:style-name="T2">a</text:span><text:span text:style-name="T1">jem</text:span><text:span text:style-name="T2">y</text:span><text:span text:style-name="T1"><text:line-break/></text:span><text:span text:style-name="T1">z wszystkich s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3">A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11-06T18:19:10</meta:creation-date>
    <dc:creator>Ziomal Mistrz</dc:creator>
    <dc:date>2013-04-20T21:10:18.51</dc:date>
    <dc:language>pl-PL</dc:language>
    <meta:editing-cycles>32</meta:editing-cycles>
    <meta:editing-duration>PT52M47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